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500000065B217C69B35F1C26B.png" manifest:media-type="image/png"/>
  <manifest:file-entry manifest:full-path="Pictures/1000020100000065000000658AE6630B30B6639F.png" manifest:media-type="image/png"/>
  <manifest:file-entry manifest:full-path="Pictures/10004F4100000A7000000A70108A5D898124B602.svg" manifest:media-type="image/svg+xml"/>
  <manifest:file-entry manifest:full-path="Pictures/10001B1D00000A7000000A709056C9EAF5DBB33A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187cm" svg:height="15.187cm" svg:x="3.813cm" svg:y="5.1cm">
          <draw:image xlink:href="Pictures/10001B1D00000A7000000A709056C9EAF5DBB33A.svg" xlink:type="simple" xlink:show="embed" xlink:actuate="onLoad">
            <text:p/>
          </draw:image>
          <draw:image xlink:href="Pictures/1000020100000065000000658AE6630B30B6639F.png" xlink:type="simple" xlink:show="embed" xlink:actuate="onLoad"/>
        </draw:frame>
        <draw:frame draw:style-name="gr1" draw:text-style-name="P1" draw:layer="layout" svg:width="11.174cm" svg:height="11.174cm" svg:x="1.326cm" svg:y="14.6cm">
          <draw:image xlink:href="Pictures/10004F4100000A7000000A70108A5D898124B602.svg" xlink:type="simple" xlink:show="embed" xlink:actuate="onLoad">
            <text:p/>
          </draw:image>
          <draw:image xlink:href="Pictures/100002010000006500000065B217C69B35F1C26B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1T20:32:21.804544805</meta:creation-date>
    <dc:date>2017-04-11T20:35:03.471621972</dc:date>
    <meta:editing-duration>PT2M42S</meta:editing-duration>
    <meta:editing-cycles>1</meta:editing-cycles>
    <meta:generator>LibreOffice/5.2.2.2$Linux_X86_64 LibreOffice_project/20m0$Build-2</meta:generator>
    <meta:document-statistic meta:object-count="2"/>
  </office:meta>
</office:document-meta>
</file>